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252in"/>
    </style:style>
    <style:style style:name="co10" style:family="table-column">
      <style:table-column-properties fo:break-before="auto" style:column-width="0.252in"/>
    </style:style>
    <style:style style:name="co11" style:family="table-column">
      <style:table-column-properties fo:break-before="auto" style:column-width="1.2402in"/>
    </style:style>
    <style:style style:name="co12" style:family="table-column">
      <style:table-column-properties fo:break-before="auto" style:column-width="0.7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mportance</text:p>
          </table:table-cell>
          <table:table-cell office:value-type="string">
            <text:p>Story</text:p>
          </table:table-cell>
          <table:table-cell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Andrew</text:p>
          </table:table-cell>
          <table:table-cell table:style-name="ce1" office:value-type="string">
            <text:p>Charles</text:p>
          </table:table-cell>
          <table:table-cell table:style-name="ce1" office:value-type="string">
            <text:p>Dani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office:value-type="string">
            <text:p>- Login (Session / cookie )</text:p>
          </table:table-cell>
          <table:table-cell office:value-type="string">
            <text:p>User part</text:p>
          </table:table-cell>
          <table:table-cell office:value-type="float" office:value="15">
            <text:p>15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5">
            <text:p>555</text:p>
          </table:table-cell>
          <table:table-cell office:value-type="string">
            <text:p>- Add to basket</text:p>
          </table:table-cell>
          <table:table-cell office:value-type="string">
            <text:p>User part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">
            <text:p>550</text:p>
          </table:table-cell>
          <table:table-cell office:value-type="string">
            <text:p>- remove from basket</text:p>
          </table:table-cell>
          <table:table-cell office:value-type="string">
            <text:p>User part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>
            <text:p>- Order from basket</text:p>
          </table:table-cell>
          <table:table-cell office:value-type="string">
            <text:p>User par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9">
            <text:p>999</text:p>
          </table:table-cell>
          <table:table-cell office:value-type="string">
            <text:p>- Sign up</text:p>
          </table:table-cell>
          <table:table-cell office:value-type="string">
            <text:p>User par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string">
            <text:p>- Adding new product</text:p>
          </table:table-cell>
          <table:table-cell office:value-type="string">
            <text:p>Admin par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string">
            <text:p>- Remove product</text:p>
          </table:table-cell>
          <table:table-cell office:value-type="string">
            <text:p>Admin par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string">
            <text:p>- Listing product by criteria</text:p>
          </table:table-cell>
          <table:table-cell office:value-type="string">
            <text:p>User par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office:value-type="string">
            <text:p>- Change product prices</text:p>
          </table:table-cell>
          <table:table-cell office:value-type="string">
            <text:p>Admin part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- Add comments</text:p>
          </table:table-cell>
          <table:table-cell office:value-type="string">
            <text:p>User par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- admin comments</text:p>
          </table:table-cell>
          <table:table-cell office:value-type="string">
            <text:p>Admin par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- List Users</text:p>
          </table:table-cell>
          <table:table-cell office:value-type="string">
            <text:p>User part / Admin part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</table:table>
      <table:table table:name="Timetabel" table:style-name="ta1">
        <table:table-column table:style-name="co8" table:default-cell-style-name="ce5"/>
        <table:table-column table:style-name="co9" table:default-cell-style-name="ce10"/>
        <table:table-column table:style-name="co10" table:default-cell-style-name="ce5"/>
        <table:table-column table:style-name="co10" table:number-columns-repeated="12" table:default-cell-style-name="ce8"/>
        <table:table-column table:style-name="co10" table:default-cell-style-name="ce14"/>
        <table:table-column table:style-name="co11" table:default-cell-style-name="ce5"/>
        <table:table-column table:style-name="co12" table:default-cell-style-name="ce14"/>
        <table:table-row table:style-name="ro1">
          <table:table-cell table:style-name="ce3" office:value-type="string">
            <text:p>Time Period:</text:p>
          </table:table-cell>
          <table:table-cell table:style-name="ce7" office:value-type="string">
            <text:p>From 10 of january to the 24 of january</text:p>
          </table:table-cell>
          <table:table-cell table:style-name="ce12" table:number-columns-repeated="15"/>
          <table:table-cell table:style-name="ce1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  <table:table-cell table:style-name="ce1"/>
          <table:table-cell table:number-columns-repeated="6"/>
          <table:table-cell table:style-name="ce8" table:number-columns-repeated="2"/>
          <table:table-cell/>
        </table:table-row>
        <table:table-row table:style-name="ro1">
          <table:table-cell table:style-name="ce3" office:value-type="string">
            <text:p>Story ID</text:p>
          </table:table-cell>
          <table:table-cell table:style-name="ce9" office:value-type="string">
            <text:p>Story/task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3" office:value-type="string">
            <text:p>Task taker/Person</text:p>
          </table:table-cell>
          <table:table-cell table:style-name="ce9" office:value-type="string">
            <text:p>Comme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 Login (Session / cookie )</text:p>
          </table:table-cell>
          <table:table-cell office:value-type="float" office:value="15">
            <text:p>15</text:p>
          </table:table-cell>
          <table:table-cell table:number-columns-repeated="13"/>
          <table:table-cell office:value-type="string">
            <text:p>Charle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 Add to basket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 remove from basket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 Adding new product</text:p>
          </table:table-cell>
          <table:table-cell office:value-type="float" office:value="7">
            <text:p>7</text:p>
          </table:table-cell>
          <table:table-cell table:number-columns-repeated="13"/>
          <table:table-cell office:value-type="string">
            <text:p>Andrew</text:p>
          </table:table-cell>
          <table:table-cell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1" office:value-type="string">
            <text:p>- Remove product</text:p>
          </table:table-cell>
          <table:table-cell table:style-name="ce6" office:value-type="float" office:value="7">
            <text:p>7</text:p>
          </table:table-cell>
          <table:table-cell table:style-name="ce13" table:number-columns-repeated="12"/>
          <table:table-cell table:style-name="ce15"/>
          <table:table-cell table:style-name="ce6" office:value-type="string">
            <text:p>Andrew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17:58:36.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7:31:33</meta:creation-date>
    <dc:date>2014-01-21T18:12:56.35</dc:date>
    <meta:editing-duration>P0D</meta:editing-duration>
    <meta:editing-cycles>2</meta:editing-cycles>
    <meta:generator>LibreOffice/4.0.0.3$Windows_x86 LibreOffice_project/7545bee9c2a0782548772a21bc84a9dcc583b89</meta:generator>
    <meta:document-statistic meta:table-count="2" meta:cell-count="148" meta:object-count="0"/>
  </office:meta>
</office:document-meta>
</file>